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8000" draw:textarea-horizontal-align="justify" draw:textarea-vertical-align="middle" draw:auto-grow-height="false" fo:min-height="27.45cm" fo:min-width="18.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3.25cm"/>
      <style:paragraph-properties style:writing-mode="lr-tb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3.5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9cm" fo:min-width="17cm"/>
      <style:paragraph-properties style:writing-mode="lr-tb"/>
    </style:style>
    <style:style style:name="gr5" style:family="graphic" style:parent-style-name="standard">
      <style:graphic-properties svg:stroke-color="#ffffff" draw:fill-color="#000000" draw:textarea-horizontal-align="justify" draw:textarea-vertical-align="middle" draw:auto-grow-height="false" fo:min-height="2cm" fo:min-width="17cm"/>
      <style:paragraph-properties style:writing-mode="lr-tb"/>
    </style:style>
    <style:style style:name="gr6" style:family="graphic" style:parent-style-name="standard">
      <style:graphic-properties svg:stroke-color="#ffffff" draw:fill-color="#000000" draw:textarea-horizontal-align="justify" draw:textarea-vertical-align="middle" draw:auto-grow-height="false" fo:min-height="2.25cm" fo:min-width="17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2.5cm" fo:min-width="1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1cm"/>
      <style:paragraph-properties style:writing-mode="lr-tb"/>
    </style:style>
    <style:style style:name="gr9" style:family="graphic" style:parent-style-name="standard">
      <style:graphic-properties svg:stroke-color="#ffffff" draw:fill-color="#000000" draw:textarea-horizontal-align="justify" draw:textarea-vertical-align="middle" draw:auto-grow-height="false" fo:min-height="6.25cm" fo:min-width="17cm"/>
      <style:paragraph-properties style:writing-mode="lr-tb"/>
    </style:style>
    <style:style style:name="gr10" style:family="graphic" style:parent-style-name="standard">
      <style:graphic-properties svg:stroke-color="#ffffff" draw:fill-color="#000000" draw:textarea-horizontal-align="justify" draw:textarea-vertical-align="middle" draw:auto-grow-height="false" fo:min-height="15.75cm" fo:min-width="17cm"/>
      <style:paragraph-properties style:writing-mode="lr-tb"/>
    </style:style>
    <style:style style:name="P1" style:family="paragraph">
      <loext:graphic-properties draw:fill-color="#ff8000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000000"/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000000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9cm" svg:height="27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75cm" svg:height="1.5cm" svg:x="3.25cm" svg:y="2.25cm">
          <text:p text:style-name="P2">Na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1.5cm" svg:y="2.25cm">
          <text:p text:style-name="P2">Bo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5.75cm" svg:y="2.25cm">
          <text:p text:style-name="P2">Hazte soci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7.25cm" svg:y="2.25cm">
          <text:p text:style-name="P2">Naruto Shippude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7.5cm" svg:height="9.25cm" svg:x="1.75cm" svg:y="4.75cm">
          <text:p text:style-name="P2">CAROUSEL DE FOTOGRAFÍAS(1 a la vez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7.5cm" svg:height="2.25cm" svg:x="1.75cm" svg:y="15cm">
          <text:p text:style-name="P5"><text:span text:style-name="T1">INFO NARUTO <text:s text:c="4"/></text:span><text:s/>(VER MÁS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7.5cm" svg:height="2.5cm" svg:x="1.75cm" svg:y="18cm">
          <text:p text:style-name="P2">INFO NARUTO SHIPPUDEN <text:s text:c="4"/>(VER MÁS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7.5cm" svg:height="2.25cm" svg:x="1.75cm" svg:y="21.25cm">
          <text:p text:style-name="P5"><text:span text:style-name="T1">INFO BORUTO <text:s text:c="3"/></text:span><text:s/>(VER MÁS)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7.5cm" svg:height="2.75cm" svg:x="1.75cm" svg:y="25cm">
          <text:p text:style-name="P2">POLÍTICA DE PRIVACIDAD</text:p>
          <text:p text:style-name="P2">COPYRIGHT</text:p>
          <text:p text:style-name="P2">REDES SOCIALES (SIN ENLACE)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cm" svg:height="1.5cm" svg:x="1.25cm" svg:y="2.25cm">
          <text:p text:style-name="P2">l l l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1" draw:text-style-name="P1" draw:layer="layout" svg:width="19cm" svg:height="27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75cm" svg:height="1.5cm" svg:x="3.25cm" svg:y="2.25cm">
          <text:p text:style-name="P2">Na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1.5cm" svg:y="2.25cm">
          <text:p text:style-name="P2">Bo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5.75cm" svg:y="2.25cm">
          <text:p text:style-name="P2">Hazte soci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7.25cm" svg:y="2.25cm">
          <text:p text:style-name="P2">Naruto Shippude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7.5cm" svg:height="9.25cm" svg:x="1.75cm" svg:y="15.25cm">
          <text:p text:style-name="P2">CAROUSEL DE FOTOGRAFÍAS(1 a la vez)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7.5cm" svg:height="2.25cm" svg:x="1.75cm" svg:y="5.25cm">
          <text:p text:style-name="P5"><text:span text:style-name="T1">NARUTO/NARUTO SHIPPUDEN/BORUTO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7.5cm" svg:height="6.5cm" svg:x="1.75cm" svg:y="8.25cm">
          <text:p text:style-name="P2">DESARROLLO DE MANGAS, ANIME Y PELICULAS 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7.5cm" svg:height="2.75cm" svg:x="1.75cm" svg:y="25cm">
          <text:p text:style-name="P2">POLÍTICA DE PRIVACIDAD</text:p>
          <text:p text:style-name="P2">COPYRIGHT</text:p>
          <text:p text:style-name="P2">REDES SOCIALES (SIN ENLACE)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cm" svg:height="1.5cm" svg:x="1.25cm" svg:y="2.25cm">
          <text:p text:style-name="P2">l l l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redeterminado">
        <draw:custom-shape draw:style-name="gr1" draw:text-style-name="P1" draw:layer="layout" svg:width="19cm" svg:height="27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75cm" svg:height="1.5cm" svg:x="3.25cm" svg:y="2.25cm">
          <text:p text:style-name="P2">Na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1.5cm" svg:y="2.25cm">
          <text:p text:style-name="P2">Borut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15.75cm" svg:y="2.25cm">
          <text:p text:style-name="P2">Hazte soci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5cm" svg:x="7.25cm" svg:y="2.25cm">
          <text:p text:style-name="P2">Naruto Shippuden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7.5cm" svg:height="2.25cm" svg:x="1.75cm" svg:y="5.25cm">
          <text:p text:style-name="P5"><text:span text:style-name="T1">HAZTE SOCIO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7.5cm" svg:height="16cm" svg:x="1.75cm" svg:y="8.25cm">
          <text:p text:style-name="P2">FORMULARIO CON:</text:p>
          <text:p text:style-name="P2">- Nombre</text:p>
          <text:p text:style-name="P2">-Apellidos</text:p>
          <text:p text:style-name="P2">-Correo electronico</text:p>
          <text:p text:style-name="P2">- N.º telefono</text:p>
          <text:p text:style-name="P2">- Pais y ciudad</text:p>
          <text:p text:style-name="P2">-Motivo por el que te haces socio</text:p>
          <text:p text:style-name="P2">- Aceptar terminos y condicione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7.5cm" svg:height="2.75cm" svg:x="1.75cm" svg:y="25cm">
          <text:p text:style-name="P2">POLÍTICA DE PRIVACIDAD</text:p>
          <text:p text:style-name="P2">COPYRIGHT</text:p>
          <text:p text:style-name="P2">REDES SOCIALES (SIN ENLACE)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cm" svg:height="1.5cm" svg:x="1.25cm" svg:y="2.25cm">
          <text:p text:style-name="P2">l l 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0T13:54:07.985007403</meta:creation-date>
    <dc:date>2024-03-21T09:16:12.502054255</dc:date>
    <meta:editing-duration>PT9M23S</meta:editing-duration>
    <meta:editing-cycles>4</meta:editing-cycles>
    <meta:generator>LibreOffice/7.3.7.2$Linux_X86_64 LibreOffice_project/30$Build-2</meta:generator>
    <meta:document-statistic meta:object-count="30"/>
  </office:meta>
</office:document-meta>
</file>